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53ad75" officeooo:paragraph-rsid="0053ad7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officeooo:paragraph-rsid="004a86fc"/>
    </style:style>
    <style:style style:name="P8" style:family="paragraph" style:parent-style-name="Heading_20_2">
      <style:paragraph-properties fo:margin-top="0cm" fo:margin-bottom="0cm" style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9" style:family="paragraph" style:parent-style-name="Title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2pt" officeooo:rsid="001f20ca" style:font-size-asian="12pt" style:font-size-complex="12pt"/>
    </style:style>
    <style:style style:name="P11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5d3be" officeooo:paragraph-rsid="004f5da2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f5da2" officeooo:paragraph-rsid="004f5da2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4f5da2" officeooo:paragraph-rsid="00515613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style:text-underline-style="none" fo:font-weight="normal" officeooo:rsid="00515613" officeooo:paragraph-rsid="0051561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style:font-name="Nimbus Sans L" fo:font-size="12pt" officeooo:rsid="001f20ca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4a86fc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Nimbus Sans L" fo:font-size="12pt" officeooo:paragraph-rsid="0058afbb" style:font-size-asian="12pt" style:font-size-complex="12pt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officeooo:rsid="002e8f86"/>
    </style:style>
    <style:style style:name="T6" style:family="text">
      <style:text-properties officeooo:rsid="00498fac"/>
    </style:style>
    <style:style style:name="T7" style:family="text">
      <style:text-properties style:text-position="0% 100%" fo:font-weight="bold" officeooo:rsid="00a65559" style:font-weight-asian="bold" style:font-weight-complex="bold"/>
    </style:style>
    <style:style style:name="T8" style:family="text">
      <style:text-properties style:text-position="0% 100%" fo:font-weight="normal" officeooo:rsid="00a65559" style:font-weight-asian="normal" style:font-weight-complex="normal"/>
    </style:style>
    <style:style style:name="T9" style:family="text">
      <style:text-properties officeooo:rsid="004f5da2"/>
    </style:style>
    <style:style style:name="T10" style:family="text">
      <style:text-properties officeooo:rsid="0058752b"/>
    </style:style>
    <style:style style:name="T11" style:family="text">
      <style:text-properties fo:color="#000000" loext:opacity="100%" fo:font-weight="bold" officeooo:rsid="0050474a" style:font-name-asian="NimbusSanL-Regu" style:font-weight-asian="bold" style:font-name-complex="Arial1" style:font-weight-complex="bold"/>
    </style:style>
    <style:style style:name="T12" style:family="text">
      <style:text-properties fo:color="#000000" loext:opacity="100%" fo:font-weight="bold" officeooo:rsid="00522bd8" style:font-name-asian="NimbusSanL-Regu" style:font-weight-asian="bold" style:font-name-complex="Arial1" style:font-weight-complex="bold"/>
    </style:style>
    <style:style style:name="T13" style:family="text">
      <style:text-properties fo:color="#000000" loext:opacity="100%" fo:font-weight="normal" officeooo:rsid="0050474a" style:font-name-asian="NimbusSanL-Regu" style:font-weight-asian="normal" style:font-name-complex="Arial1" style:font-weight-complex="normal"/>
    </style:style>
    <style:style style:name="T14" style:family="text">
      <style:text-properties fo:color="#000000" loext:opacity="100%" fo:font-weight="normal" officeooo:rsid="005a99ea" style:font-name-asian="NimbusSanL-Regu" style:font-weight-asian="normal" style:font-name-complex="Arial1" style:font-weight-complex="normal"/>
    </style:style>
    <style:style style:name="T15" style:family="text">
      <style:text-properties fo:color="#000000" loext:opacity="100%" fo:font-weight="normal" officeooo:rsid="00527b8f" style:font-name-asian="NimbusSanL-Regu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itle>Brindle Creek Walk - Cub Hike - V1.0</text:title><text:s/></text:p>
      <text:p text:style-name="P2">Phil Shepherd – <text:span text:style-name="T5">Aug 2018</text:span></text:p>
      <text:p text:style-name="P3"/>
      <text:p text:style-name="P16"><text:span text:style-name="T4">MAP:<text:tab/><text:tab/><text:tab/></text:span>Brays Creek 9541-3S<text:line-break/><text:span text:style-name="T7">Grid Ref Zone:<text:tab/></text:span><text:span text:style-name="T8">MGRS </text:span><text:span text:style-name="T2">56JNP.</text:span></text:p>
      <text:p text:style-name="P17"><text:span text:style-name="T11">Walking Gra</text:span><text:span text:style-name="T12">de</text:span><text:span text:style-name="T11">:</text:span><text:span text:style-name="T13"><text:tab/></text:span><text:span text:style-name="T14">3</text:span><text:span text:style-name="T13"> </text:span><text:span text:style-name="T15">(NPSW)</text:span></text:p>
      <text:p text:style-name="P7"/>
      <text:p text:style-name="P10"><text:a xlink:type="simple" xlink:href="https://www.nationalparks.nsw.gov.au/things-to-do/walking-tracks/brindle-creek-walking-track" text:style-name="Internet_20_link" text:visited-style-name="Visited_20_Internet_20_Link">https://www.nationalparks.nsw.gov.au/things-to-do/walking-tracks/brindle-creek-walking-track</text:a></text:p>
      <text:p text:style-name="P15"/>
      <text:p text:style-name="P8">Hike – <text:span text:style-name="T9">Antartic Beech to junction of Brindle Creek Track and dirt road</text:span></text:p>
      <text:p text:style-name="P4"/>
      <text:p text:style-name="P6"><text:span text:style-name="T10">A</text:span>pprox <text:span text:style-name="T3">6km</text:span> with small descent and NO ascent</text:p>
      <text:p text:style-name="P6"/>
      <text:p text:style-name="P5">A popular, well marked walk, through rainforest.</text:p>
      <text:p text:style-name="P4"/>
      <text:list xml:id="list2662098753" text:style-name="L1">
        <text:list-item>
          <text:p text:style-name="P11"><text:span text:style-name="T6">Start</text:span> at <text:s/><text:span text:style-name="T9">Antartic Beech</text:span> (<text:span text:style-name="T9">0938 6138</text:span>)</text:p>
        </text:list-item>
        <text:list-item>
          <text:p text:style-name="P12">The track starts on the opposite of the road from the car park</text:p>
        </text:list-item>
        <text:list-item>
          <text:p text:style-name="P13">Follow the track heading east, then bending south, and then west, before crossing Brindle Creek at 0909 6049</text:p>
        </text:list-item>
        <text:list-item>
          <text:p text:style-name="P14">The path then continues to parallel Brindle Creek in a westerly direction.</text:p>
        </text:list-item>
        <text:list-item>
          <text:p text:style-name="P14">After about 3.5km the track ends in a junction with dirt road at 0673 6092.<text:lin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imbusSanL-Regu" svg:font-family="NimbusSanL-Regu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Brindle Creek Walk - Cub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9-16T16:12:49.025261135</dc:date>
    <meta:editing-duration>PT3H3M34S</meta:editing-duration>
    <meta:editing-cycles>41</meta:editing-cycles>
    <dc:title>Brindle Creek Walk - Cub Hike - V1.0</dc:title>
    <meta:document-statistic meta:table-count="0" meta:image-count="0" meta:object-count="0" meta:page-count="1" meta:paragraph-count="14" meta:word-count="132" meta:character-count="797" meta:non-whitespace-character-count="676"/>
  </office:meta>
</office:document-meta>
</file>